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b9502c" officeooo:paragraph-rsid="001cf336" style:font-weight-asian="bold" style:font-weight-complex="bold"/>
    </style:style>
    <style:style style:name="P2" style:family="paragraph" style:parent-style-name="Standard">
      <style:text-properties fo:font-weight="normal" officeooo:rsid="00b9502c" officeooo:paragraph-rsid="001cf336" style:font-weight-asian="normal" style:font-weight-complex="normal"/>
    </style:style>
    <style:style style:name="P3" style:family="paragraph" style:parent-style-name="Standard">
      <style:text-properties officeooo:paragraph-rsid="001cf336"/>
    </style:style>
    <style:style style:name="P4" style:family="paragraph" style:parent-style-name="Standard">
      <style:text-properties officeooo:rsid="001dbe66" officeooo:paragraph-rsid="001dbe66"/>
    </style:style>
    <style:style style:name="T1" style:family="text">
      <style:text-properties officeooo:rsid="002510fb"/>
    </style:style>
    <style:style style:name="T2" style:family="text">
      <style:text-properties officeooo:rsid="0068416f"/>
    </style:style>
    <style:style style:name="T3" style:family="text">
      <style:text-properties officeooo:rsid="0068463d"/>
    </style:style>
    <style:style style:name="T4" style:family="text">
      <style:text-properties officeooo:rsid="006a14ef"/>
    </style:style>
    <style:style style:name="T5" style:family="text">
      <style:text-properties officeooo:rsid="0026541c"/>
    </style:style>
    <style:style style:name="T6" style:family="text">
      <style:text-properties officeooo:rsid="0027ef0d"/>
    </style:style>
    <style:style style:name="T7" style:family="text">
      <style:text-properties officeooo:rsid="006ba94a"/>
    </style:style>
    <style:style style:name="T8" style:family="text">
      <style:text-properties officeooo:rsid="00ba850c"/>
    </style:style>
    <style:style style:name="T9" style:family="text">
      <style:text-properties officeooo:rsid="001cf336"/>
    </style:style>
    <style:style style:name="T10" style:family="text">
      <style:text-properties officeooo:rsid="001dbe66"/>
    </style:style>
    <style:style style:name="T11" style:family="text">
      <style:text-properties officeooo:rsid="001f8d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ou don't have the time to bend down and pick up a chopstick that a</text:p>
      <text:p text:style-name="P3">careless customer dropped on the floor when a familiar sight at the door grabs your attention.</text:p>
      <text:p text:style-name="P3"/>
      <text:p text:style-name="P3">Red curly ponytail, slender and wearing a <text:span text:style-name="T9">pale frilly dress</text:span> and simple knee-length</text:p>
      <text:p text:style-name="P3">work skirt, Erina Cliffhills still looks as stunning as she did when she first stepped <text:span text:style-name="T9">in your shop</text:span>.</text:p>
      <text:p text:style-name="P3"/>
      <text:p text:style-name="P3">But her normally serious expression seems to have dropped out of <text:span text:style-name="T9">mould. You see that s</text:span>he adopts a much harder expression tonight.</text:p>
      <text:p text:style-name="P3"/>
      <text:p text:style-name="P3">You reflect how fleeting human emotions are in our daily lives, as we go from</text:p>
      <text:p text:style-name="P3">joyful to dejected, <text:span text:style-name="T9">surely</text:span> as the movement of the stars and planets.</text:p>
      <text:p text:style-name="P3"/>
      <text:p text:style-name="P3">Is there a single person on planet earth whose life is not marked by such</text:p>
      <text:p text:style-name="P3">merciless <text:span text:style-name="T1">rhythm</text:span> of change? Your thoughts come abruptly to an end as Erina</text:p>
      <text:p text:style-name="P3">Cliffhills sits <text:span text:style-name="T9">in front of you</text:span>, waiting <text:span text:style-name="T9">for a few shy moments </text:span>before <text:span text:style-name="T9">asking you a</text:span> menu.</text:p>
      <text:p text:style-name="P3"/>
      <text:p text:style-name="P3">You observe the young working woman as she <text:span text:style-name="T2">loses herself into t</text:span>he <text:span text:style-name="T9">familiar </text:span>ramen <text:span text:style-name="T3">recipes</text:span> with a somewhat lucid spark in her eyes. <text:span text:style-name="T9">You know fully well that she did not need the menu again, but y</text:span>ou draw a sad smile as you note how sometimes people seem to be content to bury themselves in familiar places and familiar <text:span text:style-name="T9">distractions </text:span>in order to escape the uncertainty of life.</text:p>
      <text:p text:style-name="P3"/>
      <text:p text:style-name="P4">How long will it help you to run, to escape your true feelings, Erina Cliffhills?</text:p>
      <text:p text:style-name="P3"/>
      <text:p text:style-name="P3">Erina seems to be distracted by something internally. <text:span text:style-name="T10">Finally, s</text:span>he folds the menu down in front of her and sits straight on her chair, bearing the <text:span text:style-name="T1">satisfied </text:span>expression of a person who has decided on what they are supposed to eat... <text:span text:style-name="T10">A</text:span>s if their very existence depended on this certainty!</text:p>
      <text:p text:style-name="P3"/>
      <text:p text:style-name="P3">...Only now <text:span text:style-name="T10">Erina</text:span> <text:span text:style-name="T1">suddenly </text:span>bursts out in anger, balling her two fists and slamming them</text:p>
      <text:p text:style-name="P3">on the counter, hard. Then she yanks her ponytail apart <text:span text:style-name="T10">in front of you</text:span>, shakes her lustrous</text:p>
      <text:p text:style-name="P3">red hair ragingly and makes a face similar to a demon wanting to eat human <text:span text:style-name="T4">babies</text:span>.</text:p>
      <text:p text:style-name="P3"/>
      <text:p text:style-name="P3">The fiery expression disappears as soon as it entered her face, and you are surprised that despite this outburst, none of the other customers seem to have noticed her. <text:span text:style-name="T5">Indeed, people are so busy minding their own lives that sometimes they fail to realize that other people around them are in need of help.</text:span></text:p>
      <text:p text:style-name="P3"/>
      <text:p text:style-name="P3"><text:span text:style-name="T5">But not you. </text:span>You are standing there, staring at her with<text:span text:style-name="T11">out flinching or showing much so much as surprise...</text:span> holding your rag with the awareness that it is <text:span text:style-name="T6">freely </text:span>soaking down<text:span text:style-name="T6"> </text:span>from the counter on your</text:p>
      <text:p text:style-name="P3">feet, and that this does not matter because you have another customer to save.</text:p>
      <text:p text:style-name="P3"/>
      <text:p text:style-name="P3">You hurry to her, <text:span text:style-name="T11">and </text:span>ask what is going on.</text:p>
      <text:p text:style-name="P3"/>
      <text:p text:style-name="P3">Erina Cliffhills tells you that this morning she lost the custody of her <text:span text:style-name="T7">son</text:span> to her ex-boyfriend. Not only that, but she recently got additional tasks at work which she has no clue how to deal with, and her boss refuses to give her a raise to compensate. <text:span text:style-name="T11">You sigh in relief as none of these things are so tragic that they are unsolvable... The most important thing, after all, is the attitude to endure these hardships. But if we can endure anything, then why bother losing our inner quietude?</text:span></text:p>
      <text:p text:style-name="P3"/>
      <text:p text:style-name="P1">Reaction:</text:p>
      <text:p text:style-name="P1"/>
      <text:p text:style-name="P2"><text:soft-page-break/>“I feel so peaceful. I’m not sure what <text:span text:style-name="T8">you’ve done, but suddenly, I feel as if my perpetual anger was not a helpful way to cope. There’s probably something better I can do. I... was letting myself destroy who I was on the inside. So much that I never bothered to try to understand what I was going through, one feeling at a ti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26:58.548000000</meta:creation-date>
    <dc:date>2019-07-20T15:36:29.579000000</dc:date>
    <meta:editing-duration>PT9M29S</meta:editing-duration>
    <meta:editing-cycles>3</meta:editing-cycles>
    <meta:generator>LibreOffice/6.0.5.2$Windows_X86_64 LibreOffice_project/54c8cbb85f300ac59db32fe8a675ff7683cd5a16</meta:generator>
    <meta:document-statistic meta:table-count="0" meta:image-count="0" meta:object-count="0" meta:page-count="2" meta:paragraph-count="23" meta:word-count="606" meta:character-count="3310" meta:non-whitespace-character-count="2727"/>
  </office:meta>
</office:document-meta>
</file>